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satisfiedRequestParameterException.getRequest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satisfiedRequestParameterException.getCon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satisfiedRequestParameterException.UnsatisfiedRequestParameterException( List &lt; String &gt; conditions , MultiValueMap &lt; String , String &gt;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satisfiedRequestParameterException.initReason( List &lt; String &gt; conditions , MultiValueMap &lt; String , String &gt; query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